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officeooo:paragraph-rsid="001036fe"/>
    </style:style>
    <style:style style:name="P2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style:text-underline-style="solid" style:text-underline-width="auto" style:text-underline-color="font-color" fo:font-weight="bold" officeooo:rsid="001036fe" officeooo:paragraph-rsid="001036fe" style:font-weight-asian="bold" style:font-weight-complex="bold"/>
    </style:style>
    <style:style style:name="P3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officeooo:rsid="001036fe" officeooo:paragraph-rsid="001036fe"/>
    </style:style>
    <style:style style:name="P4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officeooo:rsid="001036fe" officeooo:paragraph-rsid="0014b2db"/>
    </style:style>
    <style:style style:name="P5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officeooo:rsid="001036fe" officeooo:paragraph-rsid="0011dd5f"/>
    </style:style>
    <style:style style:name="P6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officeooo:rsid="001036fe" officeooo:paragraph-rsid="0016a928"/>
    </style:style>
    <style:style style:name="P7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fo:font-weight="bold" officeooo:rsid="001036fe" officeooo:paragraph-rsid="001036fe" style:font-weight-asian="bold" style:font-weight-complex="bold"/>
    </style:style>
    <style:style style:name="P8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fo:font-weight="bold" officeooo:rsid="0011dd5f" officeooo:paragraph-rsid="0011dd5f" style:font-weight-asian="bold" style:font-weight-complex="bold"/>
    </style:style>
    <style:style style:name="P9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officeooo:rsid="0011dd5f" officeooo:paragraph-rsid="0011dd5f"/>
    </style:style>
    <style:style style:name="P10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officeooo:rsid="0011dd5f" officeooo:paragraph-rsid="0014b2db"/>
    </style:style>
    <style:style style:name="P11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officeooo:rsid="0011dd5f" officeooo:paragraph-rsid="0016a928"/>
    </style:style>
    <style:style style:name="P12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fo:font-weight="normal" officeooo:rsid="001036fe" officeooo:paragraph-rsid="001036fe" style:font-weight-asian="normal" style:font-weight-complex="normal"/>
    </style:style>
    <style:style style:name="P13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style:text-line-through-style="solid" style:text-underline-style="none" officeooo:rsid="0011dd5f" officeooo:paragraph-rsid="0011dd5f"/>
    </style:style>
    <style:style style:name="P14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style:text-line-through-style="solid" officeooo:rsid="001036fe" officeooo:paragraph-rsid="001036fe"/>
    </style:style>
    <style:style style:name="P15" style:family="paragraph" style:parent-style-name="Standard">
      <style:paragraph-properties fo:margin-left="0.5126in" fo:margin-right="0in" fo:text-indent="-0.4953in" style:auto-text-indent="false">
        <style:tab-stops/>
      </style:paragraph-properties>
      <style:text-properties officeooo:paragraph-rsid="0011dd5f"/>
    </style:style>
    <style:style style:name="T1" style:family="text">
      <style:text-properties officeooo:rsid="001036fe"/>
    </style:style>
    <style:style style:name="T2" style:family="text">
      <style:text-properties officeooo:rsid="0011dd5f"/>
    </style:style>
    <style:style style:name="T3" style:family="text">
      <style:text-properties fo:font-weight="bold" officeooo:rsid="0011dd5f" style:font-weight-asian="bold" style:font-weight-complex="bold"/>
    </style:style>
    <style:style style:name="T4" style:family="text">
      <style:text-properties fo:font-weight="normal" officeooo:rsid="0011dd5f" style:font-weight-asian="normal" style:font-weight-complex="normal"/>
    </style:style>
    <style:style style:name="T5" style:family="text">
      <style:text-properties fo:font-weight="normal" officeooo:rsid="0016a928" style:font-weight-asian="normal" style:font-weight-complex="normal"/>
    </style:style>
    <style:style style:name="T6" style:family="text">
      <style:text-properties officeooo:rsid="0014b2db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line-through-style="solid"/>
    </style:style>
    <style:style style:name="T10" style:family="text">
      <style:text-properties style:text-line-through-style="solid" officeooo:rsid="0014b2db"/>
    </style:style>
    <style:style style:name="T11" style:family="text">
      <style:text-properties officeooo:rsid="0016a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SV TO DO</text:p>
      <text:p text:style-name="P3"/>
      <text:p text:style-name="P7">Brake System</text:p>
      <text:p text:style-name="P3"><text:span text:style-name="T6">Mount </text:span>actuator <text:span text:style-name="T6">to seat base</text:span></text:p>
      <text:p text:style-name="P4"><text:span text:style-name="T6">Adjust everything</text:span></text:p>
      <text:p text:style-name="P3">Wire up relay board to run pneumatic switch</text:p>
      <text:p text:style-name="P9">Test operation with/without power</text:p>
      <text:p text:style-name="P10"><text:span text:style-name="T6">Test whether we can press brake even with air applied</text:span></text:p>
      <text:p text:style-name="P10"><text:span text:style-name="T6">Mount pressure gauge prominently</text:span></text:p>
      <text:p text:style-name="P3"/>
      <text:p text:style-name="P7">Safety / Fault Tolerance</text:p>
      <text:p text:style-name="P9">Emergency stop button, power cut (relays?)</text:p>
      <text:p text:style-name="P13">Toggle switch to arm the system (power)?</text:p>
      <text:p text:style-name="P14">Power indicator (servo system, etc)</text:p>
      <text:p text:style-name="P1"><text:span text:style-name="T1">Steering status </text:span><text:span text:style-name="T2">display in plain view</text:span></text:p>
      <text:p text:style-name="P3">Solder servo system connections?</text:p>
      <text:p text:style-name="P9">Check current for light, <text:span text:style-name="T9">horn </text:span><text:span text:style-name="T10">(10A spike, 6A normal)</text:span>, beeper</text:p>
      <text:p text:style-name="P9">Attach light and horn to servo boards</text:p>
      <text:p text:style-name="P9">Write code to run the light and horn and beeper / beeper and light under power, horn before turns?? At each waypoint switch?</text:p>
      <text:p text:style-name="P9">PA system attached to CB</text:p>
      <text:p text:style-name="P9">Steering watchdog <text:span text:style-name="T6">timer??</text:span></text:p>
      <text:p text:style-name="P5"/>
      <text:p text:style-name="P8">GCS</text:p>
      <text:p text:style-name="P15"><text:span text:style-name="T2">Recode mbed to send telemetry over USB </text:span><text:span text:style-name="T3">or </text:span><text:span text:style-name="T4">connect FTDI to telem port.</text:span></text:p>
      <text:p text:style-name="P6"><text:span text:style-name="T5"/></text:p>
      <text:p text:style-name="P7">Control Panel</text:p>
      <text:p text:style-name="P1"><text:span text:style-name="T2">D</text:span><text:span text:style-name="T1">isplay to show status/menu </text:span><text:span text:style-name="T2">for system</text:span></text:p>
      <text:p text:style-name="P3">2-3 buttons, wire to mbed, operates mode, initiates run</text:p>
      <text:p text:style-name="P3"/>
      <text:p text:style-name="P7">GPS</text:p>
      <text:p text:style-name="P12">Connect and verify GPS parsing when fix obtained</text:p>
      <text:p text:style-name="P3">Validate GPS Heading at slow speeds</text:p>
      <text:p text:style-name="P3"/>
      <text:p text:style-name="P7">Estimation</text:p>
      <text:p text:style-name="P3">Rework code to use GPS only, if possible</text:p>
      <text:p text:style-name="P3"/>
      <text:p text:style-name="P7">Path Following</text:p>
      <text:p text:style-name="P3"><text:span text:style-name="T11">Get</text:span> path following work<text:span text:style-name="T11">ing</text:span> correctly</text:p>
      <text:p text:style-name="P3"/>
      <text:p text:style-name="P7">Servo System</text:p>
      <text:p text:style-name="P12">Test with actual servo signal from mbed</text:p>
      <text:p text:style-name="P6"><text:span text:style-name="T11">Tune servo parameters for idle speed</text:span></text:p>
      <text:p text:style-name="P3"/>
      <text:p text:style-name="P8">Obstacle Detection</text:p>
      <text:p text:style-name="P9">Need RS232-TTL adapter for SICK LIDAR</text:p>
      <text:p text:style-name="P9">Investigate LIDAR stream</text:p>
      <text:p text:style-name="P11"><text:span text:style-name="T11">What do we do once we detect an obstacl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4-06-12T17:16:22</meta:creation-date>
    <dc:date>2014-06-14T08:14:44</dc:date>
    <dc:creator>Michael Shimniok</dc:creator>
    <meta:editing-duration>PT6H46M8S</meta:editing-duration>
    <meta:editing-cycles>6</meta:editing-cycles>
    <meta:generator>LibreOffice/3.6$Linux_X86_64 LibreOffice_project/360m1$Build-2</meta:generator>
    <meta:printed-by>Michael Shimniok</meta:printed-by>
    <meta:print-date>2014-06-12T17:43:16</meta:print-date>
    <meta:document-statistic meta:table-count="0" meta:image-count="0" meta:object-count="0" meta:page-count="1" meta:paragraph-count="38" meta:word-count="215" meta:character-count="1277" meta:non-whitespace-character-count="1100"/>
  </office:meta>
</office:document-meta>
</file>